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7cfe" officeooo:paragraph-rsid="000a7cfe"/>
    </style:style>
    <style:style style:name="P2" style:family="paragraph" style:parent-style-name="Standard">
      <style:text-properties officeooo:rsid="000a7cfe" officeooo:paragraph-rsid="000afd4b"/>
    </style:style>
    <style:style style:name="P3" style:family="paragraph" style:parent-style-name="Standard">
      <style:text-properties officeooo:rsid="00170eab" officeooo:paragraph-rsid="000a7cfe"/>
    </style:style>
    <style:style style:name="P4" style:family="paragraph" style:parent-style-name="Standard">
      <style:text-properties fo:font-weight="bold" officeooo:rsid="000afd4b" officeooo:paragraph-rsid="000ba149" style:font-weight-asian="bold" style:font-weight-complex="bold"/>
    </style:style>
    <style:style style:name="P5" style:family="paragraph" style:parent-style-name="Standard">
      <style:text-properties fo:font-weight="bold" officeooo:rsid="000afd4b" officeooo:paragraph-rsid="000bb315" style:font-weight-asian="bold" style:font-weight-complex="bold"/>
    </style:style>
    <style:style style:name="P6" style:family="paragraph" style:parent-style-name="Standard">
      <style:text-properties fo:font-weight="bold" officeooo:rsid="00196cb8" officeooo:paragraph-rsid="000dafd4" style:font-weight-asian="bold" style:font-weight-complex="bold"/>
    </style:style>
    <style:style style:name="P7" style:family="paragraph" style:parent-style-name="Standard">
      <style:text-properties fo:font-weight="bold" officeooo:rsid="000dafd4" officeooo:paragraph-rsid="000dafd4" style:font-weight-asian="bold" style:font-weight-complex="bold"/>
    </style:style>
    <style:style style:name="P8" style:family="paragraph" style:parent-style-name="Standard">
      <style:text-properties fo:font-weight="bold" officeooo:rsid="001b108a" officeooo:paragraph-rsid="000dafd4" style:font-weight-asian="bold" style:font-weight-complex="bold"/>
    </style:style>
    <style:style style:name="P9" style:family="paragraph" style:parent-style-name="Standard">
      <style:text-properties fo:font-weight="bold" officeooo:rsid="001b108a" officeooo:paragraph-rsid="00169b18" style:font-weight-asian="bold" style:font-weight-complex="bold"/>
    </style:style>
    <style:style style:name="P10" style:family="paragraph" style:parent-style-name="Standard">
      <style:text-properties fo:font-weight="bold" officeooo:rsid="00169b18" officeooo:paragraph-rsid="00169b18" style:font-weight-asian="bold" style:font-weight-complex="bold"/>
    </style:style>
    <style:style style:name="P11" style:family="paragraph" style:parent-style-name="Standard">
      <style:text-properties fo:font-weight="bold" officeooo:rsid="00170eab" officeooo:paragraph-rsid="000afd4b" style:font-weight-asian="bold" style:font-weight-complex="bold"/>
    </style:style>
    <style:style style:name="P12" style:family="paragraph" style:parent-style-name="Standard">
      <style:text-properties officeooo:rsid="00196cb8" officeooo:paragraph-rsid="000dafd4"/>
    </style:style>
    <style:style style:name="P13" style:family="paragraph" style:parent-style-name="Standard">
      <style:text-properties officeooo:rsid="001b108a" officeooo:paragraph-rsid="000dafd4"/>
    </style:style>
    <style:style style:name="P14" style:family="paragraph" style:parent-style-name="Standard">
      <style:text-properties fo:font-weight="normal" officeooo:rsid="000dafd4" officeooo:paragraph-rsid="000dafd4" style:font-weight-asian="normal" style:font-weight-complex="normal"/>
    </style:style>
    <style:style style:name="P15" style:family="paragraph" style:parent-style-name="Standard">
      <style:text-properties fo:font-weight="normal" officeooo:rsid="000ba149" officeooo:paragraph-rsid="000ba149" style:font-weight-asian="normal" style:font-weight-complex="normal"/>
    </style:style>
    <style:style style:name="P16" style:family="paragraph" style:parent-style-name="Standard">
      <style:text-properties fo:font-weight="normal" officeooo:rsid="000ba149" officeooo:paragraph-rsid="000bb315" style:font-weight-asian="normal" style:font-weight-complex="normal"/>
    </style:style>
    <style:style style:name="P17" style:family="paragraph" style:parent-style-name="Standard">
      <style:text-properties fo:font-weight="normal" officeooo:rsid="000afd4b" officeooo:paragraph-rsid="000bb315" style:font-weight-asian="normal" style:font-weight-complex="normal"/>
    </style:style>
    <style:style style:name="P18" style:family="paragraph" style:parent-style-name="Standard">
      <style:text-properties fo:font-weight="normal" officeooo:rsid="000bb315" officeooo:paragraph-rsid="000bb315" style:font-weight-asian="normal" style:font-weight-complex="normal"/>
    </style:style>
    <style:style style:name="P19" style:family="paragraph" style:parent-style-name="Standard">
      <style:text-properties fo:font-weight="normal" officeooo:rsid="00183bf7" officeooo:paragraph-rsid="000bb315" style:font-weight-asian="normal" style:font-weight-complex="normal"/>
    </style:style>
    <style:style style:name="P20" style:family="paragraph" style:parent-style-name="Standard">
      <style:text-properties fo:font-weight="normal" officeooo:rsid="0018bff2" officeooo:paragraph-rsid="000dafd4" style:font-weight-asian="normal" style:font-weight-complex="normal"/>
    </style:style>
    <style:style style:name="P21" style:family="paragraph" style:parent-style-name="Standard">
      <style:text-properties fo:font-weight="normal" officeooo:rsid="001b108a" officeooo:paragraph-rsid="00169b18" style:font-weight-asian="normal" style:font-weight-complex="normal"/>
    </style:style>
    <style:style style:name="P22" style:family="paragraph" style:parent-style-name="Standard">
      <style:text-properties fo:font-weight="normal" officeooo:rsid="001af1c4" officeooo:paragraph-rsid="00169b18" style:font-weight-asian="normal" style:font-weight-complex="normal"/>
    </style:style>
    <style:style style:name="P23" style:family="paragraph" style:parent-style-name="Standard">
      <style:text-properties fo:font-weight="bold" officeooo:rsid="000dafd4" officeooo:paragraph-rsid="001efadb" style:font-weight-asian="bold" style:font-weight-complex="bold"/>
    </style:style>
    <style:style style:name="P24" style:family="paragraph" style:parent-style-name="Standard">
      <style:text-properties fo:font-weight="bold" officeooo:rsid="00169b18" officeooo:paragraph-rsid="00169b18" style:font-weight-asian="bold" style:font-weight-complex="bold"/>
    </style:style>
    <style:style style:name="P25" style:family="paragraph" style:parent-style-name="Standard">
      <style:text-properties fo:font-weight="bold" officeooo:rsid="001b108a" officeooo:paragraph-rsid="00169b18" style:font-weight-asian="bold" style:font-weight-complex="bold"/>
    </style:style>
    <style:style style:name="P26" style:family="paragraph" style:parent-style-name="Table_20_Contents">
      <style:text-properties fo:font-weight="bold" officeooo:rsid="001efadb" officeooo:paragraph-rsid="001efad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020acd4"/>
    </style:style>
    <style:style style:name="P28" style:family="paragraph" style:parent-style-name="Table_20_Contents">
      <style:text-properties officeooo:rsid="0020acd4" officeooo:paragraph-rsid="0020acd4"/>
    </style:style>
    <style:style style:name="T1" style:family="text">
      <style:text-properties officeooo:rsid="00170eab"/>
    </style:style>
    <style:style style:name="T2" style:family="text">
      <style:text-properties officeooo:rsid="00183bf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a149" style:font-weight-asian="normal" style:font-weight-complex="normal"/>
    </style:style>
    <style:style style:name="T5" style:family="text">
      <style:text-properties fo:font-weight="normal" officeooo:rsid="000bb315" style:font-weight-asian="normal" style:font-weight-complex="normal"/>
    </style:style>
    <style:style style:name="T6" style:family="text">
      <style:text-properties fo:font-weight="normal" officeooo:rsid="00183bf7" style:font-weight-asian="normal" style:font-weight-complex="normal"/>
    </style:style>
    <style:style style:name="T7" style:family="text">
      <style:text-properties fo:font-weight="normal" officeooo:rsid="0018bff2" style:font-weight-asian="normal" style:font-weight-complex="normal"/>
    </style:style>
    <style:style style:name="T8" style:family="text">
      <style:text-properties fo:font-weight="normal" officeooo:rsid="001b108a" style:font-weight-asian="normal" style:font-weight-complex="normal"/>
    </style:style>
    <style:style style:name="T9" style:family="text">
      <style:text-properties fo:font-weight="normal" officeooo:rsid="00183b5a" style:font-weight-asian="normal" style:font-weight-complex="normal"/>
    </style:style>
    <style:style style:name="T10" style:family="text">
      <style:text-properties fo:font-weight="normal" officeooo:rsid="001efadb" style:font-weight-asian="normal" style:font-weight-complex="normal"/>
    </style:style>
    <style:style style:name="T11" style:family="text">
      <style:text-properties fo:font-weight="normal" officeooo:rsid="0020acd4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0eab" style:font-weight-asian="bold" style:font-weight-complex="bold"/>
    </style:style>
    <style:style style:name="T14" style:family="text">
      <style:text-properties fo:font-weight="bold" officeooo:rsid="000afd4b" style:font-weight-asian="bold" style:font-weight-complex="bold"/>
    </style:style>
    <style:style style:name="T15" style:family="text">
      <style:text-properties fo:font-weight="bold" officeooo:rsid="000bb315" style:font-weight-asian="bold" style:font-weight-complex="bold"/>
    </style:style>
    <style:style style:name="T16" style:family="text">
      <style:text-properties fo:font-weight="bold" officeooo:rsid="0020acd4" style:font-weight-asian="bold" style:font-weight-complex="bold"/>
    </style:style>
    <style:style style:name="T17" style:family="text">
      <style:text-properties officeooo:rsid="000bb315"/>
    </style:style>
    <style:style style:name="T18" style:family="text">
      <style:text-properties officeooo:rsid="001b108a"/>
    </style:style>
    <style:style style:name="T19" style:family="text">
      <style:text-properties officeooo:rsid="001efadb"/>
    </style:style>
    <style:style style:name="T20" style:family="text">
      <style:text-properties officeooo:rsid="0020ac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TOPICS LEARNED</text:span> : </text:p>
      <text:p text:style-name="P1"><text:tab/>Revising of <text:span text:style-name="T19">multipliers like wallace multipliers</text:span></text:p>
      <text:p text:style-name="P1"/>
      <text:p text:style-name="P1"><text:span text:style-name="T12">AIM</text:span> : </text:p>
      <text:p text:style-name="P1"><text:tab/>To design the basic block of <text:span text:style-name="T19">wallace multiplier.</text:span></text:p>
      <text:p text:style-name="P1"/>
      <text:p text:style-name="P3"><text:span text:style-name="T12">APPARATUS (Tools used)</text:span> :</text:p>
      <text:p text:style-name="P3"><text:tab/><text:span text:style-name="T2">X</text:span>ilinx for writing basic codes , cadence (genus for producing rtl schematic , innovus for <text:tab/>looking into floor plan and optimizing the design in terms of power and area , fpga boards <text:tab/>and digilent to dump the bit file generated by xilinx to see the output )</text:p>
      <text:p text:style-name="P11"/>
      <text:p text:style-name="P2"><text:span text:style-name="T13">PROCEDURE</text:span><text:span text:style-name="T1"> :</text:span></text:p>
      <text:p text:style-name="P2"/>
      <text:p text:style-name="P2"><text:tab/><text:span text:style-name="T19">1... </text:span><text:span text:style-name="T14">X</text:span><text:span text:style-name="T15">ILINX</text:span><text:span text:style-name="T14"> :</text:span></text:p>
      <text:p text:style-name="P4"><text:tab/><text:tab/><text:span text:style-name="T4">1. We have written the codes all the adders and generated the test bench using the <text:s/><text:tab/><text:tab/>text fixture in Xilinx</text:span></text:p>
      <text:p text:style-name="P15"><text:tab/><text:tab/></text:p>
      <text:p text:style-name="P15"><text:tab/><text:tab/>2. Then we have created ucf file containing constraints of the verilog code for <text:tab/><text:tab/><text:tab/><text:span text:style-name="T19">wallace multiplier</text:span>.</text:p>
      <text:p text:style-name="P15"><text:tab/><text:tab/></text:p>
      <text:p text:style-name="P4"><text:span text:style-name="T4"><text:tab/><text:tab/>3. Then we have taken screen shots of timing diagrams </text:span><text:span text:style-name="T5">and produced the <text:tab/><text:tab/><text:tab/><text:tab/>rtl_schematic to see the loguc diagram and taken screen shot then finally produced a <text:tab/><text:tab/>programmable bit file to dump into the fpga board which we can use by the pins <text:tab/><text:tab/><text:tab/>declared in ucf file.</text:span></text:p>
      <text:p text:style-name="P16"><text:tab/><text:tab/></text:p>
      <text:p text:style-name="P5"><text:span text:style-name="T4"><text:tab/><text:tab/></text:span><text:span text:style-name="T5">4. then we have produced the test poer and documented the area,power,timing delay <text:tab/><text:tab/>in design summary .</text:span></text:p>
      <text:p text:style-name="P5"/>
      <text:p text:style-name="P5"><text:span text:style-name="T5"><text:tab/></text:span><text:span text:style-name="T10">2</text:span><text:span text:style-name="T5">... </text:span><text:span text:style-name="T17">CADENCE :</text:span></text:p>
      <text:p text:style-name="P17"><text:tab/><text:tab/></text:p>
      <text:p text:style-name="P5"><text:span text:style-name="T5"><text:tab/><text:tab/>1. </text:span><text:span text:style-name="T17">NCLAUNCH :</text:span></text:p>
      <text:p text:style-name="P18"><text:tab/><text:tab/><text:tab/>1. Here we know that in Xilinx we have used a single project to code every <text:tab/><text:tab/><text:tab/>adder so we need not add the modules of smaller adders .But in cadence it is <text:tab/><text:tab/><text:tab/>not in such way so we need to add the modules of smaller ones so that they <text:tab/><text:tab/><text:tab/>can be called as functions.</text:p>
      <text:p text:style-name="P18"/>
      <text:p text:style-name="P18"><text:tab/><text:tab/><text:tab/>2. So after copying those codes including modules and test fixtures we <text:tab/><text:tab/><text:tab/><text:tab/>uploaded them to nclaunch tool and saw the output of <text:s/>timing diagram and <text:tab/><text:tab/><text:tab/>have observed that it gives the output in hexa decimal format .</text:p>
      <text:p text:style-name="P18"><text:tab/><text:tab/><text:tab/></text:p>
      <text:p text:style-name="P18"><text:tab/><text:tab/><text:tab/>3. Then we have taken screen shots of timing diagrams of those adders<text:tab/></text:p>
      <text:p text:style-name="P5"><text:span text:style-name="T5"><text:tab/><text:tab/>2. </text:span><text:span text:style-name="T17">GENUS :</text:span></text:p>
      <text:p text:style-name="P5"><text:tab/><text:tab/><text:tab/><text:span text:style-name="T6">1. Then we have used the tool genus to produce the rtl schemaic diagram and <text:tab/><text:tab/><text:tab/>taken the outputs of cell count ,area,power,netlist,timing with help o</text:span><text:span text:style-name="T7">f <text:tab/><text:tab/><text:tab/><text:tab/></text:span><text:span text:style-name="T6">rc_script.tcl code and <text:tab/>copied <text:tab/>them into table to compare outputs of innovus <text:tab/><text:tab/><text:tab/>and genus.</text:span></text:p>
      <text:p text:style-name="P19"><text:tab/><text:tab/></text:p>
      <text:p text:style-name="P5"><text:span text:style-name="T6"><text:tab/><text:tab/></text:span><text:span text:style-name="T5">3.</text:span><text:span text:style-name="T17">INNOVUS :</text:span></text:p>
      <text:p text:style-name="P5"><text:tab/><text:tab/><text:tab/><text:span text:style-name="T6">1.In this we have used the file Default.globals to start with and then built the <text:tab/><text:tab/><text:tab/>circuit <text:tab/>digitally with requirements and learnt to use floor plan,we have used </text:span><text:span text:style-name="T7">9 <text:tab/><text:tab/><text:tab/>floors and metal 9 which is lowest resistivity</text:span><text:span text:style-name="T6"> .</text:span></text:p>
      <text:p text:style-name="P19"><text:tab/><text:tab/><text:tab/></text:p>
      <text:p text:style-name="P5"><text:soft-page-break/><text:span text:style-name="T6"><text:tab/><text:tab/><text:tab/></text:span><text:span text:style-name="T7">2.Then we have optimised the design using <text:tab/>nano route, calculated the timing <text:tab/><text:tab/><text:tab/>using <text:tab/>pre_place,pre_cts,post_cts,post_route,signoff,eco to finally optimise <text:tab/><text:tab/><text:tab/>the design .then we have reported area,power using terminal and copied <text:tab/><text:tab/><text:tab/><text:tab/>them ,then finally we saved the project and then reported netlist statistics and <text:tab/><text:tab/><text:tab/>then saved netlist file generated by innovus,then we have screen shots of the <text:tab/><text:tab/><text:tab/>design in innovus.</text:span></text:p>
      <text:p text:style-name="P6">COMMANDS USED :</text:p>
      <text:p text:style-name="P12"><text:tab/><text:span text:style-name="T18">1.ssh -X root@10.2.20.7</text:span></text:p>
      <text:p text:style-name="P12"><text:tab/><text:span text:style-name="T18">2.csh</text:span></text:p>
      <text:p text:style-name="P13"><text:tab/>3.source cshrc</text:p>
      <text:p text:style-name="P12"><text:span text:style-name="T18"><text:tab/>4</text:span>.nclaunch</text:p>
      <text:p text:style-name="P12"><text:tab/><text:span text:style-name="T18">5</text:span>.genus -f rc_script.tcl -gui</text:p>
      <text:p text:style-name="P12"><text:tab/><text:span text:style-name="T18">6</text:span>.innovus</text:p>
      <text:p text:style-name="P12"><text:tab/><text:span text:style-name="T18">7</text:span>.report_area</text:p>
      <text:p text:style-name="P12"><text:tab/><text:span text:style-name="T18">8</text:span>.report_po<text:span text:style-name="T18">w</text:span>er</text:p>
      <text:p text:style-name="P20"><text:tab/>9.scp -r root@10.2.20.7:ASIC_DESIGN/VLSI_DESIGN_2019/Mohit_2018102016/assign2 <text:s/><text:tab/>./Desktop/sem\ 2\ 1/vlsi/assign2/</text:p>
      <text:p text:style-name="P20"/>
      <text:p text:style-name="P6">LINKS USED :(reference)</text:p>
      <text:p text:style-name="P12"><text:tab/><text:a xlink:type="simple" xlink:href="https://drive.google.com/open?id=1DkpjyA1jlUY42pv-zL3H0AUn_PxH4NKe" text:style-name="Internet_20_link" text:visited-style-name="Visited_20_Internet_20_Link">https://drive.google.com/open?id=1DkpjyA1jlUY42pv-zL3H0AUn_PxH4NKe</text:a></text:p>
      <text:p text:style-name="P12"><text:tab/><text:a xlink:type="simple" xlink:href="http://Www.asic_world.com/" text:style-name="Internet_20_link" text:visited-style-name="Visited_20_Internet_20_Link">Www.asic_world.com</text:a></text:p>
      <text:p text:style-name="P12"><text:tab/><text:a xlink:type="simple" xlink:href="https://moodle.iiit.ac.in/mod/resource/view.php?id=20109" text:style-name="Internet_20_link" text:visited-style-name="Visited_20_Internet_20_Link">https://moodle.iiit.ac.in/mod/resource/view.php?id=20109</text:a></text:p>
      <text:p text:style-name="P12"><text:tab/><text:a xlink:type="simple" xlink:href="https://moodle.iiit.ac.in/mod/resource/view.php?id=20110" text:style-name="Internet_20_link" text:visited-style-name="Visited_20_Internet_20_Link">https://moodle.iiit.ac.in/mod/resource/view.php?id=20110</text:a></text:p>
      <text:p text:style-name="P12"><text:tab/><text:a xlink:type="simple" xlink:href="https://moodle.iiit.ac.in/mod/page/view.php?id=20108" text:style-name="Internet_20_link" text:visited-style-name="Visited_20_Internet_20_Link">https://moodle.iiit.ac.in/mod/page/view.php?id=20108</text:a></text:p>
      <text:p text:style-name="P20"/>
      <text:p text:style-name="P7">PRECAUTIONS (While doing assign):</text:p>
      <text:p text:style-name="P14"/>
      <text:p text:style-name="P14"><text:s/><text:tab/><text:span text:style-name="T12">In Xilinx : <text:s/></text:span>If <text:s/>the inputs are much more than input pins in fpga board and if we tried to <text:tab/>create the constraints file then it will show the segmentation fault and exits from the xilinx.</text:p>
      <text:p text:style-name="P14"/>
      <text:p text:style-name="P14"><text:tab/><text:span text:style-name="T12">In Innovus : </text:span>The optimisation further can`t be done after doing signoff.</text:p>
      <text:p text:style-name="P7"/>
      <text:p text:style-name="P8">LEARNT TOPICS :</text:p>
      <text:p text:style-name="P8"/>
      <text:p text:style-name="P13"><text:tab/>1.Using arrays</text:p>
      <text:p text:style-name="P13"><text:tab/>2.Observing the timings diagrams of arrays</text:p>
      <text:p text:style-name="P13"><text:tab/>3.Using digilent anf fpga boards.</text:p>
      <text:p text:style-name="P13"><text:tab/>4.xilinx area,timing,power reporting</text:p>
      <text:p text:style-name="P13"><text:tab/>5.floor plan.</text:p>
      <text:p text:style-name="P13"><text:tab/>6.sign_off timing.</text:p>
      <text:p text:style-name="P13"><text:tab/>7.writing bit code and ucf files</text:p>
      <text:p text:style-name="P7"/>
      <text:p text:style-name="P23">OBSERV<text:span text:style-name="T19">ATION:</text:span></text:p>
      <text:p text:style-name="P23"><text:span text:style-name="T8"><text:tab/>We have observed that the innovus is optimizing the block and genus is producing the rtl <text:tab/>schematic and nc launch is producing timing graph .</text:span></text:p>
      <text:p text:style-name="P2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6">DIGITAL BLOCK</text:p>
          </table:table-cell>
          <table:table-cell table:style-name="Table1.A1" table:number-columns-spanned="2" office:value-type="string">
            <text:p text:style-name="P27"><text:span text:style-name="T16"><text:s text:c="3"/>AREA</text:span></text:p>
            <text:p text:style-name="P27"><text:span text:style-name="T16">GENUS</text:span><text:span text:style-name="T20"> (um^2) <text:s text:c="2"/></text:span><text:span text:style-name="T16">INNOVUS(um^2)</text:span></text:p>
          </table:table-cell>
          <table:covered-table-cell/>
          <table:table-cell table:style-name="Table1.D1" table:number-columns-spanned="2" office:value-type="string">
            <text:p text:style-name="Table_20_Contents"><text:s text:c="18"/><text:span text:style-name="T12"><text:s text:c="5"/></text:span><text:span text:style-name="T16">POWER</text:span></text:p>
            <text:p text:style-name="P28"><text:span text:style-name="T16">G</text:span><text:span text:style-name="T12">ENUS (nW) <text:s text:c="7"/>INNOVUS(mW)</text:span></text:p>
          </table:table-cell>
          <table:covered-table-cell/>
        </table:table-row>
        <table:table-row>
          <table:table-cell table:style-name="Table1.A2" office:value-type="string">
            <text:p text:style-name="P28">Wallace_tree multiplier</text:p>
          </table:table-cell>
          <table:table-cell table:style-name="Table1.A2" office:value-type="string">
            <text:p text:style-name="P28">303.517</text:p>
          </table:table-cell>
          <table:table-cell table:style-name="Table1.A2" office:value-type="string">
            <text:p text:style-name="P28">303.5169</text:p>
          </table:table-cell>
          <table:table-cell table:style-name="Table1.A2" office:value-type="string">
            <text:p text:style-name="P28">10722.413</text:p>
          </table:table-cell>
          <table:table-cell table:style-name="Table1.E2" office:value-type="string">
            <text:p text:style-name="P28">0.008248</text:p>
          </table:table-cell>
        </table:table-row>
      </table:table>
      <text:p text:style-name="P10"><text:span text:style-name="T3"/></text:p>
      <text:p text:style-name="P10"><text:soft-page-break/><text:span text:style-name="T3"/></text:p>
      <text:p text:style-name="P9">CONCLUSION :</text:p>
      <text:p text:style-name="P9"><text:tab/><text:span text:style-name="T11">We have used half adders and full adders to complte the addition so that at each level 3 bits <text:tab/>can be added at once unlike the normal multiplier so that the number of levels are <text:tab/>minimised. Hence the timing and power too.</text:span></text:p>
      <text:p text:style-name="P9"><text:span text:style-name="T3"><text:tab/></text:span><text:span text:style-name="T9">We have learnt how to use </text:span><text:span text:style-name="T11">wallace _tree multiplier </text:span><text:span text:style-name="T9"><text:s/>and we have known the advantages <text:tab/>and <text:tab/>disadvantages of both the adders . </text:span></text:p>
      <text:p text:style-name="P22"><text:tab/>Ripple adder is more advantageous compared to (delay*power the coomon factor) <text:tab/>look_ahead adder.</text:p>
      <text:p text:style-name="P22"><text:tab/>Innovus optimises the circuit with respect to area,power,time delay and it decreases <text:tab/>resistance with its floor pl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3:17:02.206423510</meta:creation-date>
    <dc:date>2019-10-12T00:17:15.384807424</dc:date>
    <meta:editing-duration>PT41M38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3" meta:paragraph-count="73" meta:word-count="673" meta:character-count="4454" meta:non-whitespace-character-count="3640"/>
  </office:meta>
</office:document-meta>
</file>